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_foldNatNat (List Int) (con Int) (nil Int)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] + [.D10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 + [.D11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2] + [.D12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 + [.D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p Int &amp;0 (const &amp;0 Int _0) (enumTo _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 + [.D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 + [.D1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d (enumTo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6] + [.D16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7] + [.D1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] + [.D1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9] + [.D1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0] + [.D2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string" calcext:value-type="string">
            <text:p>rev Int (tail Int (rev Int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 + [.D2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2] + [.D2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not (is_nil Int (filter Int (b_eq _0) _1))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3] + [.D23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string" calcext:value-type="string">
            <text:p>filter Int (b_eq (foldl Int Int b_max b_zero _0)) _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24] + [.D24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ilter Int (b_eq (maximum _0)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5] + [.D25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6] + [.D2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formula="of:=[.C27] + [.D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8] + 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 + 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0] + 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 + 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dup</text:p>
          </table:table-cell>
          <table:table-cell office:value-type="string" calcext:value-type="string">
            <text:p>not possible, requires if-then-els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ma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be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22:36:45.090759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23:35:32.860942606</dc:date>
    <meta:generator>LibreOffice/4.2.8.2$Linux_X86_64 LibreOffice_project/420m0$Build-2</meta:generator>
    <meta:editing-duration>PT6H29M14S</meta:editing-duration>
    <meta:editing-cycles>19</meta:editing-cycles>
    <meta:document-statistic meta:table-count="1" meta:cell-count="234" meta:object-count="0"/>
  </office:meta>
</office:document-meta>
</file>